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avedRequestTest.test_WebAuthentication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avedRequestTest.test_SimpleGrantedAuth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avedRequest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avedRequest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avedRequestTest.test_http_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avedRequestTest.test_SecurityContextImpl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avedRequestTest.test_PreAuthenticatedAuthentication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avedRequestTest.test_UsernamePasswordAuthentication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avedRequestTest.test_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avedRequestTest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avedRequestTest.test_SecurityContex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avedReques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avedRequestTest.getServerPort( ServletRequest servle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